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4f3" officeooo:paragraph-rsid="001784f3"/>
    </style:style>
    <style:style style:name="P2" style:family="paragraph" style:parent-style-name="Standard">
      <style:text-properties officeooo:rsid="001ccd33" officeooo:paragraph-rsid="001ccd33"/>
    </style:style>
    <style:style style:name="P3" style:family="paragraph" style:parent-style-name="Standard">
      <style:text-properties officeooo:rsid="001784f3" officeooo:paragraph-rsid="001784f3"/>
    </style:style>
    <style:style style:name="P4" style:family="paragraph" style:parent-style-name="Standard">
      <style:text-properties fo:font-weight="normal" officeooo:rsid="00220df2" officeooo:paragraph-rsid="00220df2" style:font-weight-asian="normal" style:font-weight-complex="normal"/>
    </style:style>
    <style:style style:name="P5" style:family="paragraph" style:parent-style-name="Standard">
      <style:text-properties fo:font-size="16pt" fo:font-weight="normal" officeooo:rsid="00220df2" officeooo:paragraph-rsid="00220df2" style:font-size-asian="16pt" style:font-weight-asian="normal" style:font-size-complex="16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ccd33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e8fee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208478" style:font-size-asian="22pt" style:font-weight-asian="bold" style:font-size-complex="22pt" style:font-weight-complex="bold"/>
    </style:style>
    <style:style style:name="T5" style:family="text">
      <style:text-properties fo:font-size="20pt" fo:font-weight="bold" officeooo:rsid="001ccd33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ccd33" style:font-size-asian="20pt" style:font-size-complex="20pt"/>
    </style:style>
    <style:style style:name="T8" style:family="text">
      <style:text-properties fo:font-size="20pt" officeooo:rsid="002288a4" style:font-size-asian="20pt" style:font-size-complex="20pt"/>
    </style:style>
    <style:style style:name="T9" style:family="text">
      <style:text-properties officeooo:rsid="002288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bscribers</text:span><text:span text:style-name="T1"><text:tab/></text:span><text:span text:style-name="T3">=&gt;</text:span><text:span text:style-name="T1"><text:tab/></text:span><text:span text:style-name="T4">n</text:span><text:span text:style-name="T2">-1</text:span><text:tab/><text:tab/><text:span text:style-name="T5">Origins</text:span></text:p>
      <text:p text:style-name="P1"><text:span text:style-name="T5"/></text:p>
      <text:p text:style-name="P5"><text:span text:style-name="T9">Un ou p</text:span>lusieurs abonnés peuvent <text:span text:style-name="T9">être reliés à une seule origine.</text:span></text:p>
      <text:p text:style-name="P4"><text:span text:style-name="T8"/></text:p>
      <text:p text:style-name="P4"><text:span text:style-name="T6"/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6:19:38.518000000</meta:creation-date>
    <dc:date>2023-02-08T16:31:49.976000000</dc:date>
    <meta:editing-duration>PT12M11S</meta:editing-duration>
    <meta:editing-cycles>8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2" meta:word-count="15" meta:character-count="91" meta:non-whitespace-character-count="77"/>
  </office:meta>
</office:document-meta>
</file>